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opposition qui a retenu toute notre attention.</text:p>
      <text:p text:style-name="P15"/>
      <text:p text:style-name="P15">Toutefois, nous vous signalons que, conformément aux dispositions légales, vous avez la possibilité de demander un nouveau calcul de réductions de primes relative à l'année %=RELATIV1=% sur la base de votre taxation définitive %=ANNEEMOINSUN=%.</text:p>
      <text:p text:style-name="P15"/>
      <text:p text:style-name="P15">Sauf avis contraire de votre part, nous considérons votre opposition comme une telle demande. Nous vous notifierons donc une nouvelle décision, sujette à opposition, à réception de votre décision de taxation définitive %=ANNEEMOINSUN=% que vous voudrez bien nous faire parvenir lorsqu'il vous aura été notifié par le Service des contributions.</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c8</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15T10:20:12.63</dc:date>
    <meta:print-date>2003-09-10T06:53:00</meta:print-date>
    <meta:editing-cycles>114</meta:editing-cycles>
    <meta:editing-duration>PT7H30S</meta:editing-duration>
    <meta:document-statistic meta:table-count="0" meta:image-count="2" meta:object-count="0" meta:page-count="1" meta:paragraph-count="33" meta:word-count="321" meta:character-count="234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